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 style:list-style-name="L2">
      <style:graphic-properties draw:fill-color="#eeeeee" draw:textarea-horizontal-align="justify" draw:textarea-vertical-align="middle" draw:auto-grow-height="false" fo:min-height="13.45cm" fo:min-width="15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eeeeee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3.1cm" svg:x="2.6cm" svg:y="2.6cm">
          <text:p text:style-name="P1">Overture 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cm" svg:height="3cm" svg:x="11.1cm" svg:y="2.6cm">
          <text:p text:style-name="P1">Overture External 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2.5cm" svg:x="11.3cm" svg:y="7.4cm">
          <text:p text:style-name="P1">SONG Reverse Prox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2.5cm" svg:x="2.7cm" svg:y="7.5cm">
          <text:p text:style-name="P1">SONG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2cm" svg:y1="3.7cm" svg:x2="11.1cm" svg:y2="3.7cm">
          <text:p/>
        </draw:line>
        <draw:line draw:style-name="gr5" draw:text-style-name="P2" draw:layer="layout" svg:x1="15.4cm" svg:y1="5.8cm" svg:x2="15.4cm" svg:y2="7.2cm">
          <text:p/>
        </draw:line>
        <draw:line draw:style-name="gr5" draw:text-style-name="P2" draw:layer="layout" svg:x1="11cm" svg:y1="9.3cm" svg:x2="8.9cm" svg:y2="9.3cm">
          <text:p/>
        </draw:line>
        <draw:line draw:style-name="gr5" draw:text-style-name="P2" draw:layer="layout" svg:x1="9.1cm" svg:y1="8.3cm" svg:x2="11.1cm" svg:y2="8.3cm">
          <text:p/>
        </draw:line>
        <draw:line draw:style-name="gr5" draw:text-style-name="P2" draw:layer="layout" svg:x1="14.4cm" svg:y1="7cm" svg:x2="14.4cm" svg:y2="5.8cm">
          <text:p/>
        </draw:line>
        <draw:line draw:style-name="gr5" draw:text-style-name="P2" draw:layer="layout" svg:x1="10.8cm" svg:y1="4.8cm" svg:x2="9.1cm" svg:y2="4.8cm">
          <text:p/>
        </draw:line>
        <draw:frame draw:style-name="gr6" draw:text-style-name="P3" draw:layer="layout" svg:width="0.853cm" svg:height="0.962cm" svg:x="9.5cm" svg:y="2.738cm">
          <draw:text-box>
            <text:p>1</text:p>
          </draw:text-box>
        </draw:frame>
        <draw:frame draw:style-name="gr6" draw:text-style-name="P3" draw:layer="layout" svg:width="0.853cm" svg:height="0.962cm" svg:x="15.547cm" svg:y="5.9cm">
          <draw:text-box>
            <text:p>2</text:p>
          </draw:text-box>
        </draw:frame>
        <draw:frame draw:style-name="gr6" draw:text-style-name="P3" draw:layer="layout" svg:width="0.853cm" svg:height="0.962cm" svg:x="16.947cm" svg:y="8.9cm">
          <draw:text-box>
            <text:p>3</text:p>
          </draw:text-box>
        </draw:frame>
        <draw:frame draw:style-name="gr6" draw:text-style-name="P3" draw:layer="layout" svg:width="0.853cm" svg:height="0.962cm" svg:x="9.6cm" svg:y="9.338cm">
          <draw:text-box>
            <text:p>4</text:p>
          </draw:text-box>
        </draw:frame>
        <draw:frame draw:style-name="gr7" draw:text-style-name="P3" draw:layer="layout" svg:width="0.1cm" svg:height="0.962cm" svg:x="3cm" svg:y="7.6cm">
          <draw:text-box>
            <text:p>5</text:p>
          </draw:text-box>
        </draw:frame>
        <draw:frame draw:style-name="gr6" draw:text-style-name="P3" draw:layer="layout" svg:width="0.853cm" svg:height="0.962cm" svg:x="9.6cm" svg:y="7.238cm">
          <draw:text-box>
            <text:p>6</text:p>
          </draw:text-box>
        </draw:frame>
        <draw:frame draw:style-name="gr6" draw:text-style-name="P3" draw:layer="layout" svg:width="0.853cm" svg:height="0.962cm" svg:x="13.447cm" svg:y="6.038cm">
          <draw:text-box>
            <text:p>7</text:p>
          </draw:text-box>
        </draw:frame>
        <draw:frame draw:style-name="gr6" draw:text-style-name="P3" draw:layer="layout" svg:width="0.853cm" svg:height="0.962cm" svg:x="9.6cm" svg:y="4.8cm">
          <draw:text-box>
            <text:p>8</text:p>
          </draw:text-box>
        </draw:frame>
        <draw:custom-shape draw:style-name="gr8" draw:text-style-name="P5" draw:layer="layout" svg:width="15.8cm" svg:height="13.7cm" svg:x="2.2cm" svg:y="10.9cm">
          <text:list text:style-name="L2">
            <text:list-item>
              <text:p text:style-name="P4">The Overture Client sends a request for the <text:line-break/>analyse’s manifest to the Overture External<text:line-break/>Proxy</text:p>
            </text:list-item>
            <text:list-item>
              <text:p text:style-name="P4">The Overture External Proxy marks the request as<text:line-break/>external and forwards it to the SONG Reverse<text:line-break/>Proxy</text:p>
            </text:list-item>
            <text:list-item>
              <text:p text:style-name="P4">The SONG Reverse Proxy performs authentication<text:line-break/>and access control</text:p>
            </text:list-item>
            <text:list-item>
              <text:p text:style-name="P4">The SONG Reverse Proxy forwards the request to<text:line-break/>SONG</text:p>
            </text:list-item>
            <text:list-item>
              <text:p text:style-name="P4">SONG generates the manifest from the content in<text:line-break/>its database</text:p>
            </text:list-item>
            <text:list-item>
              <text:p text:style-name="P4">SONG replies to the SONG Reverse Proxy</text:p>
            </text:list-item>
            <text:list-item>
              <text:p text:style-name="P4">The SONG Revere Proxy replies to the Overture<text:line-break/>External Proxy</text:p>
            </text:list-item>
            <text:list-item>
              <text:p text:style-name="P4">The Overture External Proxy replies to the Overture<text:line-break/>Client</text:p>
            </text:list-item>
            <text:list-item>
              <text:p text:style-name="P4">The Overture Client writes a manifest file to the<text:line-break/>filesystem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853cm" svg:height="0.962cm" svg:x="2.547cm" svg:y="2.7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7:36:54.589949876</meta:creation-date>
    <dc:date>2020-04-28T17:53:53.146783086</dc:date>
    <meta:editing-duration>PT4M58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